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4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103.29mm"/>
    </style:style>
    <style:style style:name="co4" style:family="table-column">
      <style:table-column-properties fo:break-before="auto" style:column-width="95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heme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1m to 0m for 5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ase solv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1P2P3 FEM with banded LU factorisation with pivoting + FV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dzer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D + FV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ing IC base solver</text:p>
          </table:table-cell>
          <table:table-cell table:number-columns-repeated="2"/>
          <table:table-cell office:value-type="string" calcext:value-type="string">
            <text:p>smooth IC base solver with Variations as alpha value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teresting looks like a shock about to form, running to 10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rting with SWWE analytic solutions (t&gt; 0)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Stabilisation ter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 to 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 to 0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makes u constant non-zero velocity for dry reg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 transformation</text:p>
          </table:table-cell>
          <table:table-cell table:number-columns-repeated="2"/>
          <table:table-cell office:value-type="string" calcext:value-type="string">
            <text:p>h →h(h + H0)/ 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^3 (one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^3 (all)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^3 (one) and u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llificatio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ero O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 recon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 recon and u rec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l rec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ways wet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1:33:55.652348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09:35.338517165</meta:creation-date>
    <dc:date>2018-01-17T11:32:51.819237248</dc:date>
    <meta:editing-duration>PT22M29S</meta:editing-duration>
    <meta:editing-cycles>3</meta:editing-cycles>
    <meta:generator>LibreOffice/5.1.6.2$Linux_X86_64 LibreOffice_project/10m0$Build-2</meta:generator>
    <meta:document-statistic meta:table-count="1" meta:cell-count="51" meta:object-count="0"/>
  </office:meta>
</office:document-meta>
</file>